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4.24cm" style:rel-column-width="16383*"/>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A3" style:family="table-cell" style:data-style-name="N100">
      <style:table-cell-properties fo:padding="0.097cm" fo:border-left="0.002cm solid #000000" fo:border-right="none" fo:border-top="none" fo:border-bottom="0.002cm solid #000000"/>
    </style:style>
    <style:style style:name="Tableau1.D3"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text-properties fo:color="#000000" style:font-name="Calibri" fo:font-style="normal" style:text-underline-style="none" fo:font-weight="bold" style:font-style-asian="normal" style:font-weight-asian="bold" style:font-style-complex="normal" style:font-weight-complex="bold"/>
    </style:style>
    <style:style style:name="P7" style:family="paragraph" style:parent-style-name="Standard">
      <style:text-properties style:font-name="Calibri"/>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text-align="justify" style:justify-single-word="false" style:text-autospace="none"/>
      <style:text-properties style:font-name="Calibri"/>
    </style:style>
    <style:style style:name="P10"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1" style:family="paragraph" style:parent-style-name="Standard">
      <style:text-properties style:font-name="Calibri" fo:font-weight="bold" style:font-weight-asian="bold" style:font-weight-complex="bold"/>
    </style:style>
    <style:style style:name="P12"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3"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4"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6" style:family="paragraph" style:parent-style-name="Standard">
      <style:paragraph-properties fo:margin-top="0.212cm" fo:margin-bottom="0cm" fo:line-height="0.4cm" fo:text-align="justify" style:justify-single-word="false" style:shadow="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master-page-name="">
      <style:paragraph-properties fo:margin-top="0.212cm" fo:margin-bottom="0cm" fo:line-height="0.4cm" fo:text-align="justify" style:justify-single-word="false" style:page-number="auto" style:shadow="none"/>
      <style:text-properties fo:color="#0000ff"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8" style:family="paragraph" style:parent-style-name="Standard">
      <style:paragraph-properties fo:text-align="justify" style:justify-single-word="false" fo:break-before="page" style:text-autospace="none"/>
      <style:text-properties style:font-name="Calibri" fo:font-weight="bold" style:font-weight-asian="bold" style:font-weight-complex="bold"/>
    </style:style>
    <style:style style:name="P19"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0"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list-style-name="L2">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2" style:family="paragraph" style:parent-style-name="Table_20_Contents">
      <style:paragraph-properties fo:text-align="justify" style:justify-single-word="false"/>
      <style:text-properties style:font-name="Calibri" fo:font-size="12pt" style:font-name-asian="TTE1C28908t00" style:font-size-asian="12pt" style:font-name-complex="TTE1C28908t00" style:font-size-complex="12pt"/>
    </style:style>
    <style:style style:name="P23" style:family="paragraph" style:parent-style-name="Table_20_Contents">
      <style:paragraph-properties fo:text-align="center" style:justify-single-word="false"/>
      <style:text-properties style:font-name="Calibri" fo:font-size="12pt" fo:font-weight="bold" style:font-name-asian="TTE1C28908t00" style:font-size-asian="12pt" style:font-weight-asian="bold" style:font-name-complex="TTE1C28908t00"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Calibri"/>
    </style:style>
    <style:style style:name="T7" style:family="text">
      <style:text-properties style:font-name="Calibri" fo:font-size="12pt" style:font-name-asian="TTE1C28908t00" style:font-size-asian="12pt" style:font-name-complex="TTE1C28908t00" style:font-size-complex="12pt"/>
    </style:style>
    <style:style style:name="T8" style:family="text">
      <style:text-properties fo:font-size="12pt"/>
    </style:style>
    <style:style style:name="T9" style:family="text">
      <style:text-properties style:font-name-asian="TTE1C28908t00"/>
    </style:style>
    <style:style style:name="T10" style:family="text">
      <style:text-properties style:font-size-asian="12pt"/>
    </style:style>
    <style:style style:name="T11" style:family="text">
      <style:text-properties style:font-name-complex="TTE1C28908t00"/>
    </style:style>
    <style:style style:name="T12" style:family="text">
      <style:text-properties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12">Nombre d’exprimés : 11</text:p>
      <text:p text:style-name="P12"><text:s/><text:tab/><text:tab/><text:tab/><text:tab/><text:tab/><text:tab/><text:tab/><text:tab/><text:tab/><text:span text:style-name="T2">Séance du mardi 12 juin 2012</text:span></text:p>
      <text:p text:style-name="P12"><text:span text:style-name="T2">Date de la convocation </text:span>:</text:p>
      <text:p text:style-name="P12">05 juin 2012</text:p>
      <text:p text:style-name="P13">--------------------------------</text:p>
      <text:p text:style-name="P2">L’an deux mil douze le douze juin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s. PADIOLLEAU, RONCIER, ADUMEAU, DÉROGIS, Mmes ULIVI, ROQUIN, GENTILHOMME, MORLEC, FRANCESCAT, DENIS</text:p>
      <text:p text:style-name="P2"><text:span text:style-name="T2">Pouvoirs</text:span>: M. GOHIER à M. PADIOLLEAU</text:p>
      <text:p text:style-name="P2"><text:span text:style-name="T4">Absents</text:span> : Ms MORLEC P., GALIMANT </text:p>
      <text:p text:style-name="P2"/>
      <text:p text:style-name="P2">Mme FRANCESCAT a été élue secrétaire de séance.</text:p>
      <text:p text:style-name="P2"/>
      <text:p text:style-name="P2">Ordre du jour :</text:p>
      <text:list xml:id="list36689180" text:style-name="L1">
        <text:list-item>
          <text:list>
            <text:list-item>
              <text:p text:style-name="P20">demande de subvention au titre de la réserve parlementaire de M. Jean-Jacques FILLEUL pour les travaux d'extension de l'école</text:p>
            </text:list-item>
            <text:list-item>
              <text:p text:style-name="P20">questions diverses</text:p>
            </text:list-item>
          </text:list>
        </text:list-item>
      </text:list>
      <text:p text:style-name="P14">--------------------------------</text:p>
      <text:p text:style-name="P15">Monsieur le Maire propose d'ajouter à l'ordre du jour :</text:p>
      <text:list xml:id="list36695969" text:style-name="L2">
        <text:list-item>
          <text:p text:style-name="P21">l'autorisation d'ouvrir un marché public pour les travaux d'extension de l'école</text:p>
        </text:list-item>
        <text:list-item>
          <text:p text:style-name="P21">la décision modificative n°2 pour la commune</text:p>
        </text:list-item>
      </text:list>
      <text:p text:style-name="P15"/>
      <text:p text:style-name="P11">1) demande de subvention au titre de la réserve parlementaire de M. Jean-Jacques FILLEUL pour les travaux d'extension de l'école</text:p>
      <text:p text:style-name="P9"><text:span text:style-name="T5">Afin de pouvoir mener à bien les travaux d'extension de l'école maternelle de la commune dont le coût global a été estimé à 108 106,70€, </text:span><text:span text:style-name="T5">Monsieur le Maire propose aux membres du Conseil de se prononcer sur le principe d'une demande de subvention au titre de la réserve parlementaire à Monsieur Jean-Jacques FILLEUL.</text:span></text:p>
      <text:p text:style-name="P10">A l'unanimité, les membres du Conseil autorisent le Maire à faire une demande de subvention au titre de la réserve parlementaire à M. Jean-Jacques FILLEUL et à signer tous les actes s'y rapportant.</text:p>
      <text:p text:style-name="P11"/>
      <text:p text:style-name="P7"><text:span text:style-name="T1">2) </text:span><text:span text:style-name="T3">Autorisation d'ouvrir un marché public pour les travaux d'extension de l'école</text:span></text:p>
      <text:p text:style-name="P6"/>
      <text:p text:style-name="P10">Afin de pouvoir démarrer les travaux d'extension de l'école maternelle communale, Monsieur le Maire demande aux membres du Conseil l'autorisation de passer le marché public, de signer tout acte s'y rapportant et de veiller à son exécution.</text:p>
      <text:p text:style-name="P10">A l'unanimité, le Conseil autorise le maire à faire appel à une procédure de marché public pour les travaux d'extension de l'école maternelle et l'autorise à signer tous les actes s'y rapportant.</text:p>
      <text:p text:style-name="P9"/>
      <text:p text:style-name="P18">3) Décision Modificative n°2 budget communal</text:p>
      <text:p text:style-name="P17"/>
      <table:table table:name="Tableau1" table:style-name="Tableau1">
        <table:table-column table:style-name="Tableau1.A" table:number-columns-repeated="4"/>
        <table:table-row>
          <table:table-cell table:style-name="Tableau1.A1" table:number-columns-spanned="4" office:value-type="string">
            <text:p text:style-name="P23">Fonctionnement</text:p>
          </table:table-cell>
          <table:covered-table-cell/>
          <table:covered-table-cell/>
          <table:covered-table-cell/>
        </table:table-row>
        <table:table-row>
          <table:table-cell table:style-name="Tableau1.A2" table:number-columns-spanned="2" office:value-type="string">
            <text:p text:style-name="P22">Dépense</text:p>
          </table:table-cell>
          <table:covered-table-cell/>
          <table:table-cell table:style-name="Tableau1.C2" table:number-columns-spanned="2" office:value-type="string">
            <text:p text:style-name="P22">Recette</text:p>
          </table:table-cell>
          <table:covered-table-cell/>
        </table:table-row>
        <table:table-row>
          <table:table-cell table:style-name="Tableau1.A3" office:value-type="float" office:value="0">
            <text:p text:style-name="P22">Compte</text:p>
          </table:table-cell>
          <table:table-cell table:style-name="Tableau1.A3" office:value-type="float" office:value="0">
            <text:p text:style-name="P22">Montant</text:p>
          </table:table-cell>
          <table:table-cell table:style-name="Tableau1.A3" office:value-type="float" office:value="0">
            <text:p text:style-name="P22">Compte</text:p>
          </table:table-cell>
          <table:table-cell table:style-name="Tableau1.D3" office:value-type="float" office:value="0">
            <text:p text:style-name="P22">Montant</text:p>
          </table:table-cell>
        </table:table-row>
        <table:table-row>
          <table:table-cell table:style-name="Tableau1.A3">
            <text:p text:style-name="P22"/>
          </table:table-cell>
          <table:table-cell table:style-name="Tableau1.A3">
            <text:p text:style-name="P22"/>
          </table:table-cell>
          <table:table-cell table:style-name="Tableau1.A3" office:value-type="float" office:value="775">
            <text:p text:style-name="P22">775</text:p>
          </table:table-cell>
          <table:table-cell table:style-name="Tableau1.D3" office:value-type="float" office:value="-26000">
            <text:p text:style-name="P22">-26000</text:p>
          </table:table-cell>
        </table:table-row>
        <table:table-row>
          <table:table-cell table:style-name="Tableau1.A3">
            <text:p text:style-name="P22"/>
          </table:table-cell>
          <table:table-cell table:style-name="Tableau1.A3">
            <text:p text:style-name="P22"/>
          </table:table-cell>
          <table:table-cell table:style-name="Tableau1.A3" office:value-type="float" office:value="0">
            <text:p text:style-name="Table_20_Contents">002</text:p>
          </table:table-cell>
          <table:table-cell table:style-name="Tableau1.D3" office:value-type="float" office:value="351.23">
            <text:p text:style-name="P22">351,23</text:p>
          </table:table-cell>
        </table:table-row>
        <table:table-row>
          <table:table-cell table:style-name="Tableau1.A3" office:value-type="float" office:value="22">
            <text:p text:style-name="Table_20_Contents">022</text:p>
          </table:table-cell>
          <table:table-cell table:style-name="Tableau1.A3" office:value-type="float" office:value="-25648.77">
            <text:p text:style-name="P22">-25648,77</text:p>
          </table:table-cell>
          <table:table-cell table:style-name="Tableau1.A3">
            <text:p text:style-name="P22"/>
          </table:table-cell>
          <table:table-cell table:style-name="Tableau1.D3">
            <text:p text:style-name="P22"/>
          </table:table-cell>
        </table:table-row>
        <table:table-row>
          <table:table-cell table:style-name="Tableau1.D3" table:number-columns-spanned="4" office:value-type="float" office:value="0">
            <text:p text:style-name="P23">Investissement</text:p>
          </table:table-cell>
          <table:covered-table-cell/>
          <table:covered-table-cell/>
          <table:covered-table-cell/>
        </table:table-row>
        <table:table-row>
          <table:table-cell table:style-name="Tableau1.A3" table:number-columns-spanned="2" office:value-type="float" office:value="0">
            <text:p text:style-name="P22">Dépense</text:p>
          </table:table-cell>
          <table:covered-table-cell/>
          <table:table-cell table:style-name="Tableau1.D3" table:number-columns-spanned="2" office:value-type="float" office:value="0">
            <text:p text:style-name="P22">Recette</text:p>
          </table:table-cell>
          <table:covered-table-cell/>
        </table:table-row>
        <table:table-row>
          <table:table-cell table:style-name="Tableau1.A3" office:value-type="float" office:value="0">
            <text:p text:style-name="P22">Compte</text:p>
          </table:table-cell>
          <table:table-cell table:style-name="Tableau1.A3" office:value-type="float" office:value="0">
            <text:p text:style-name="P22">Montant</text:p>
          </table:table-cell>
          <table:table-cell table:style-name="Tableau1.A3" office:value-type="float" office:value="0">
            <text:p text:style-name="P22">Compte</text:p>
          </table:table-cell>
          <table:table-cell table:style-name="Tableau1.D3" office:value-type="float" office:value="0">
            <text:p text:style-name="P22">Montant</text:p>
          </table:table-cell>
        </table:table-row>
        <table:table-row>
          <table:table-cell table:style-name="Tableau1.A3" office:value-type="float" office:value="2181">
            <text:p text:style-name="P22">2181</text:p>
          </table:table-cell>
          <table:table-cell table:style-name="Tableau1.A3" office:value-type="float" office:value="-2000">
            <text:p text:style-name="P22">-2000</text:p>
          </table:table-cell>
          <table:table-cell table:style-name="Tableau1.A3">
            <text:p text:style-name="P22"/>
          </table:table-cell>
          <table:table-cell table:style-name="Tableau1.D3">
            <text:p text:style-name="P22"/>
          </table:table-cell>
        </table:table-row>
        <table:table-row>
          <table:table-cell table:style-name="Tableau1.A3" office:value-type="float" office:value="2135">
            <text:p text:style-name="P22">2135</text:p>
          </table:table-cell>
          <table:table-cell table:style-name="Tableau1.A3" office:value-type="float" office:value="2000">
            <text:p text:style-name="P22">2000</text:p>
          </table:table-cell>
          <table:table-cell table:style-name="Tableau1.A3">
            <text:p text:style-name="P22"/>
          </table:table-cell>
          <table:table-cell table:style-name="Tableau1.D3">
            <text:p text:style-name="P22"/>
          </table:table-cell>
        </table:table-row>
        <table:table-row>
          <table:table-cell table:style-name="Tableau1.A3" office:value-type="float" office:value="21721">
            <text:p text:style-name="P22">21721</text:p>
          </table:table-cell>
          <table:table-cell table:style-name="Tableau1.A3" office:value-type="float" office:value="-6000">
            <text:p text:style-name="P22">-6000</text:p>
          </table:table-cell>
          <table:table-cell table:style-name="Tableau1.A3">
            <text:p text:style-name="P22"/>
          </table:table-cell>
          <table:table-cell table:style-name="Tableau1.D3">
            <text:p text:style-name="P22"/>
          </table:table-cell>
        </table:table-row>
        <table:table-row>
          <table:table-cell table:style-name="Tableau1.A3" office:value-type="float" office:value="2128">
            <text:p text:style-name="P22">2128</text:p>
          </table:table-cell>
          <table:table-cell table:style-name="Tableau1.A3" office:value-type="float" office:value="6000">
            <text:p text:style-name="P22">6000</text:p>
          </table:table-cell>
          <table:table-cell table:style-name="Tableau1.A3">
            <text:p text:style-name="P22"/>
          </table:table-cell>
          <table:table-cell table:style-name="Tableau1.D3">
            <text:p text:style-name="P22"/>
          </table:table-cell>
        </table:table-row>
        <table:table-row>
          <table:table-cell table:style-name="Tableau1.A3" office:value-type="float" office:value="21318">
            <text:p text:style-name="P22">21318</text:p>
          </table:table-cell>
          <table:table-cell table:style-name="Tableau1.A3" office:value-type="float" office:value="1721.19">
            <text:p text:style-name="P22">1721,19</text:p>
          </table:table-cell>
          <table:table-cell table:style-name="Tableau1.A3">
            <text:p text:style-name="P22"/>
          </table:table-cell>
          <table:table-cell table:style-name="Tableau1.D3">
            <text:p text:style-name="P22"/>
          </table:table-cell>
        </table:table-row>
        <table:table-row>
          <table:table-cell table:style-name="Tableau1.A3" office:value-type="float" office:value="2128">
            <text:p text:style-name="P22">2128</text:p>
          </table:table-cell>
          <table:table-cell table:style-name="Tableau1.A3" office:value-type="float" office:value="-1721.19">
            <text:p text:style-name="P22">-1721,19</text:p>
          </table:table-cell>
          <table:table-cell table:style-name="Tableau1.A3">
            <text:p text:style-name="P22"/>
          </table:table-cell>
          <table:table-cell table:style-name="Tableau1.D3">
            <text:p text:style-name="P22"/>
          </table:table-cell>
        </table:table-row>
        <table:table-row>
          <table:table-cell table:style-name="Tableau1.A3" office:value-type="float" office:value="20">
            <text:p text:style-name="P22">020</text:p>
          </table:table-cell>
          <table:table-cell table:style-name="Tableau1.A3" office:value-type="float" office:value="19000">
            <text:p text:style-name="P22">19000</text:p>
          </table:table-cell>
          <table:table-cell table:style-name="Tableau1.A3">
            <text:p text:style-name="P22"/>
          </table:table-cell>
          <table:table-cell table:style-name="Tableau1.D3">
            <text:p text:style-name="P22"/>
          </table:table-cell>
        </table:table-row>
        <table:table-row>
          <table:table-cell table:style-name="Tableau1.A3" office:value-type="float" office:value="2111">
            <text:p text:style-name="P22">2111</text:p>
          </table:table-cell>
          <table:table-cell table:style-name="Tableau1.A3" office:value-type="float" office:value="7018.89">
            <text:p text:style-name="P22">7018,89</text:p>
          </table:table-cell>
          <table:table-cell table:style-name="Tableau1.A3">
            <text:p text:style-name="P22"/>
          </table:table-cell>
          <table:table-cell table:style-name="Tableau1.D3">
            <text:p text:style-name="P22"/>
          </table:table-cell>
        </table:table-row>
        <table:table-row>
          <table:table-cell table:style-name="Tableau1.A3">
            <text:p text:style-name="P22"/>
          </table:table-cell>
          <table:table-cell table:style-name="Tableau1.A3">
            <text:p text:style-name="P22"/>
          </table:table-cell>
          <table:table-cell table:style-name="Tableau1.A3" office:value-type="float" office:value="1">
            <text:p text:style-name="P22">001</text:p>
          </table:table-cell>
          <table:table-cell table:style-name="Tableau1.D3" office:value-type="float" office:value="-18.89">
            <text:p text:style-name="P22">-18,89</text:p>
          </table:table-cell>
        </table:table-row>
        <table:table-row>
          <table:table-cell table:style-name="Tableau1.A3">
            <text:p text:style-name="P22"/>
          </table:table-cell>
          <table:table-cell table:style-name="Tableau1.A3">
            <text:p text:style-name="P22"/>
          </table:table-cell>
          <table:table-cell table:style-name="Tableau1.A3" office:value-type="float" office:value="24">
            <text:p text:style-name="P22">024</text:p>
          </table:table-cell>
          <table:table-cell table:style-name="Tableau1.D3" office:value-type="float" office:value="26000">
            <text:p text:style-name="P22">26000</text:p>
          </table:table-cell>
        </table:table-row>
      </table:table>
      <text:p text:style-name="P16"/>
      <text:p text:style-name="P16"/>
      <text:p text:style-name="P5">Après en avoir débattu, le conseil accepte la décision modificative comme proposée par le Maire et autorise le Maire à signer tous les actes s'y rapportant.</text:p>
      <text:p text:style-name="P5"/>
      <text:p text:style-name="P5">La séance est levée à 19h15.</text:p>
      <text:p text:style-name="P5"/>
      <text:p text:style-name="P5"/>
      <text:p text:style-name="P3">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07-06T17:09:20.15</dc:date>
    <dc:creator>Isabelle Derouet</dc:creator>
    <meta:editing-duration>PT113H29M42S</meta:editing-duration>
    <meta:editing-cycles>214</meta:editing-cycles>
    <meta:generator>OpenOffice.org/3.2$Win32 OpenOffice.org_project/320m18$Build-9502</meta:generator>
    <meta:printed-by>Isabelle Derouet</meta:printed-by>
    <meta:print-date>2012-07-06T16:55:53.87</meta:print-date>
    <meta:document-statistic meta:table-count="1" meta:image-count="0" meta:object-count="0" meta:page-count="2" meta:paragraph-count="73" meta:word-count="451" meta:character-count="2821"/>
    <meta:user-defined meta:name="Info 1"/>
    <meta:user-defined meta:name="Info 2"/>
    <meta:user-defined meta:name="Info 3"/>
    <meta:user-defined meta:name="Info 4"/>
  </office:meta>
</office:document-meta>
</file>